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917.29pt" svg:y="395.89pt">
            <loext:p draw:notify-on-update-of-ranges="Sheet1.K33:Sheet1.K53 Sheet1.L32:Sheet1.L32 Sheet1.L33:Sheet1.L53 Sheet1.K33:Sheet1.K53 Sheet1.M32:Sheet1.M32 Sheet1.M33:Sheet1.M53 Sheet1.K33:Sheet1.K53 Sheet1.N32:Sheet1.N32 Sheet1.N33:Sheet1.N53 Sheet1.K33:Sheet1.K53 Sheet1.O32:Sheet1.O32 Sheet1.O33:Sheet1.O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386.84pt" svg:y="79.63pt">
            <loext:p draw:notify-on-update-of-ranges="Sheet1.B7:Sheet1.B7 Sheet1.B8:Sheet1.B28 Sheet1.C7:Sheet1.C7 Sheet1.C8:Sheet1.C28 Sheet1.B7:Sheet1.B7 Sheet1.B8:Sheet1.B28 Sheet1.D7:Sheet1.D7 Sheet1.D8:Sheet1.D28 Sheet1.B7:Sheet1.B7 Sheet1.B8:Sheet1.B28 Sheet1.E7:Sheet1.E7 Sheet1.E8:Sheet1.E28 Sheet1.B7:Sheet1.B7 Sheet1.B8:Sheet1.B28 Sheet1.F7:Sheet1.F7 Sheet1.F8:Sheet1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9" table:default-cell-style-name="Default"/>
        <table:table-row table:style-name="ro1" table:number-rows-repeated="6"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C-1</text:p>
          </table:table-cell>
          <table:table-cell office:value-type="string" calcext:value-type="string">
            <text:p>AC-2</text:p>
          </table:table-cell>
          <table:table-cell office:value-type="string" calcext:value-type="string">
            <text:p>AC-3</text:p>
          </table:table-cell>
          <table:table-cell office:value-type="string" calcext:value-type="string">
            <text:p>AC-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65123558044434" calcext:value-type="float">
            <text:p>0.0056512356</text:p>
          </table:table-cell>
          <table:table-cell office:value-type="float" office:value="0.0286064147949219" calcext:value-type="float">
            <text:p>0.0286064148</text:p>
          </table:table-cell>
          <table:table-cell office:value-type="float" office:value="0.00667595863342285" calcext:value-type="float">
            <text:p>0.0066759586</text:p>
          </table:table-cell>
          <table:table-cell office:value-type="float" office:value="0.0165319442749023" calcext:value-type="float">
            <text:p>0.01653194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132308006286621" calcext:value-type="float">
            <text:p>0.0132308006</text:p>
          </table:table-cell>
          <table:table-cell office:value-type="float" office:value="0.0188579559326172" calcext:value-type="float">
            <text:p>0.0188579559</text:p>
          </table:table-cell>
          <table:table-cell office:value-type="float" office:value="0.0353941917419434" calcext:value-type="float">
            <text:p>0.0353941917</text:p>
          </table:table-cell>
          <table:table-cell office:value-type="float" office:value="0.0235121250152588" calcext:value-type="float">
            <text:p>0.0235121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475668907165527" calcext:value-type="float">
            <text:p>0.0047566891</text:p>
          </table:table-cell>
          <table:table-cell office:value-type="float" office:value="0.0298957824707031" calcext:value-type="float">
            <text:p>0.0298957825</text:p>
          </table:table-cell>
          <table:table-cell office:value-type="float" office:value="0.0103623867034912" calcext:value-type="float">
            <text:p>0.0103623867</text:p>
          </table:table-cell>
          <table:table-cell office:value-type="float" office:value="0.0146787166595459" calcext:value-type="float">
            <text:p>0.01467871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319385528564453" calcext:value-type="float">
            <text:p>0.0031938553</text:p>
          </table:table-cell>
          <table:table-cell office:value-type="float" office:value="0.0114076137542725" calcext:value-type="float">
            <text:p>0.0114076138</text:p>
          </table:table-cell>
          <table:table-cell office:value-type="float" office:value="0.0122249126434326" calcext:value-type="float">
            <text:p>0.0122249126</text:p>
          </table:table-cell>
          <table:table-cell office:value-type="float" office:value="0.0145955085754395" calcext:value-type="float">
            <text:p>0.01459550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849080085754395" calcext:value-type="float">
            <text:p>0.0084908009</text:p>
          </table:table-cell>
          <table:table-cell office:value-type="float" office:value="0.0709500312805176" calcext:value-type="float">
            <text:p>0.0709500313</text:p>
          </table:table-cell>
          <table:table-cell office:value-type="float" office:value="0.0173771381378174" calcext:value-type="float">
            <text:p>0.0173771381</text:p>
          </table:table-cell>
          <table:table-cell office:value-type="float" office:value="0.0198953151702881" calcext:value-type="float">
            <text:p>0.01989531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374603271484375" calcext:value-type="float">
            <text:p>0.0037460327</text:p>
          </table:table-cell>
          <table:table-cell office:value-type="float" office:value="0.00543451309204102" calcext:value-type="float">
            <text:p>0.0054345131</text:p>
          </table:table-cell>
          <table:table-cell office:value-type="float" office:value="0.0189418792724609" calcext:value-type="float">
            <text:p>0.0189418793</text:p>
          </table:table-cell>
          <table:table-cell office:value-type="float" office:value="0.0167028903961182" calcext:value-type="float">
            <text:p>0.01670289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823116302490234" calcext:value-type="float">
            <text:p>0.008231163</text:p>
          </table:table-cell>
          <table:table-cell office:value-type="float" office:value="0.0150249004364014" calcext:value-type="float">
            <text:p>0.0150249004</text:p>
          </table:table-cell>
          <table:table-cell office:value-type="float" office:value="0.0198705196380615" calcext:value-type="float">
            <text:p>0.0198705196</text:p>
          </table:table-cell>
          <table:table-cell office:value-type="float" office:value="0.0281839370727539" calcext:value-type="float">
            <text:p>0.028183937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0192880630493164" calcext:value-type="float">
            <text:p>0.0001928806</text:p>
          </table:table-cell>
          <table:table-cell office:value-type="float" office:value="0.000426054000854492" calcext:value-type="float">
            <text:p>0.000426054</text:p>
          </table:table-cell>
          <table:table-cell office:value-type="float" office:value="0.000230550765991211" calcext:value-type="float">
            <text:p>0.0002305508</text:p>
          </table:table-cell>
          <table:table-cell office:value-type="float" office:value="0.000263452529907227" calcext:value-type="float">
            <text:p>0.000263452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152511596679688" calcext:value-type="float">
            <text:p>0.0152511597</text:p>
          </table:table-cell>
          <table:table-cell office:value-type="float" office:value="0.0772209167480469" calcext:value-type="float">
            <text:p>0.0772209167</text:p>
          </table:table-cell>
          <table:table-cell office:value-type="float" office:value="0.0253410339355469" calcext:value-type="float">
            <text:p>0.0253410339</text:p>
          </table:table-cell>
          <table:table-cell office:value-type="float" office:value="0.0296590328216553" calcext:value-type="float">
            <text:p>0.02965903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575780868530273" calcext:value-type="float">
            <text:p>0.0005757809</text:p>
          </table:table-cell>
          <table:table-cell office:value-type="float" office:value="0.000349998474121094" calcext:value-type="float">
            <text:p>0.0003499985</text:p>
          </table:table-cell>
          <table:table-cell office:value-type="float" office:value="0.00046086311340332" calcext:value-type="float">
            <text:p>0.000460863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268087387084961" calcext:value-type="float">
            <text:p>0.0268087387</text:p>
          </table:table-cell>
          <table:table-cell office:value-type="float" office:value="0.139737844467163" calcext:value-type="float">
            <text:p>0.1397378445</text:p>
          </table:table-cell>
          <table:table-cell office:value-type="float" office:value="0.0382888317108154" calcext:value-type="float">
            <text:p>0.0382888317</text:p>
          </table:table-cell>
          <table:table-cell office:value-type="float" office:value="0.0427315235137939" calcext:value-type="float">
            <text:p>0.04273152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129854679107666" calcext:value-type="float">
            <text:p>0.0129854679</text:p>
          </table:table-cell>
          <table:table-cell office:value-type="float" office:value="0.0893673896789551" calcext:value-type="float">
            <text:p>0.0893673897</text:p>
          </table:table-cell>
          <table:table-cell office:value-type="float" office:value="0.0362236499786377" calcext:value-type="float">
            <text:p>0.03622365</text:p>
          </table:table-cell>
          <table:table-cell office:value-type="float" office:value="0.0365335941314697" calcext:value-type="float">
            <text:p>0.03653359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175189971923828" calcext:value-type="float">
            <text:p>0.0175189972</text:p>
          </table:table-cell>
          <table:table-cell office:value-type="float" office:value="0.142758846282959" calcext:value-type="float">
            <text:p>0.1427588463</text:p>
          </table:table-cell>
          <table:table-cell office:value-type="float" office:value="0.0377907752990723" calcext:value-type="float">
            <text:p>0.0377907753</text:p>
          </table:table-cell>
          <table:table-cell office:value-type="float" office:value="0.043372392654419" calcext:value-type="float">
            <text:p>0.04337239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31027698516846" calcext:value-type="float">
            <text:p>0.0131027699</text:p>
          </table:table-cell>
          <table:table-cell office:value-type="float" office:value="0.0379266738891602" calcext:value-type="float">
            <text:p>0.0379266739</text:p>
          </table:table-cell>
          <table:table-cell office:value-type="float" office:value="0.0422074794769287" calcext:value-type="float">
            <text:p>0.0422074795</text:p>
          </table:table-cell>
          <table:table-cell office:value-type="float" office:value="0.0417945384979248" calcext:value-type="float">
            <text:p>0.04179453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167040824890137" calcext:value-type="float">
            <text:p>0.0167040825</text:p>
          </table:table-cell>
          <table:table-cell office:value-type="float" office:value="0.164365768432617" calcext:value-type="float">
            <text:p>0.1643657684</text:p>
          </table:table-cell>
          <table:table-cell office:value-type="float" office:value="0.0411074161529541" calcext:value-type="float">
            <text:p>0.0411074162</text:p>
          </table:table-cell>
          <table:table-cell office:value-type="float" office:value="0.0414872169494629" calcext:value-type="float">
            <text:p>0.04148721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141448974609375" calcext:value-type="float">
            <text:p>0.0141448975</text:p>
          </table:table-cell>
          <table:table-cell office:value-type="float" office:value="0.0204887390136719" calcext:value-type="float">
            <text:p>0.020488739</text:p>
          </table:table-cell>
          <table:table-cell office:value-type="float" office:value="0.062917947769165" calcext:value-type="float">
            <text:p>0.0629179478</text:p>
          </table:table-cell>
          <table:table-cell office:value-type="float" office:value="0.0506241321563721" calcext:value-type="float">
            <text:p>0.05062413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169918537139893" calcext:value-type="float">
            <text:p>0.0169918537</text:p>
          </table:table-cell>
          <table:table-cell office:value-type="float" office:value="0.0101838111877441" calcext:value-type="float">
            <text:p>0.0101838112</text:p>
          </table:table-cell>
          <table:table-cell office:value-type="float" office:value="0.0488162040710449" calcext:value-type="float">
            <text:p>0.0488162041</text:p>
          </table:table-cell>
          <table:table-cell office:value-type="float" office:value="0.0571496486663818" calcext:value-type="float">
            <text:p>0.05714964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291552543640137" calcext:value-type="float">
            <text:p>0.0291552544</text:p>
          </table:table-cell>
          <table:table-cell office:value-type="float" office:value="0.248411655426025" calcext:value-type="float">
            <text:p>0.2484116554</text:p>
          </table:table-cell>
          <table:table-cell office:value-type="float" office:value="0.0588805675506592" calcext:value-type="float">
            <text:p>0.0588805676</text:p>
          </table:table-cell>
          <table:table-cell office:value-type="float" office:value="0.0565488338470459" calcext:value-type="float">
            <text:p>0.05654883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161073207855225" calcext:value-type="float">
            <text:p>0.0161073208</text:p>
          </table:table-cell>
          <table:table-cell office:value-type="float" office:value="0.00432944297790527" calcext:value-type="float">
            <text:p>0.004329443</text:p>
          </table:table-cell>
          <table:table-cell office:value-type="float" office:value="0.0533919334411621" calcext:value-type="float">
            <text:p>0.0533919334</text:p>
          </table:table-cell>
          <table:table-cell office:value-type="float" office:value="0.0559287071228027" calcext:value-type="float">
            <text:p>0.05592870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886797904968262" calcext:value-type="float">
            <text:p>0.008867979</text:p>
          </table:table-cell>
          <table:table-cell office:value-type="float" office:value="0.0176804065704346" calcext:value-type="float">
            <text:p>0.0176804066</text:p>
          </table:table-cell>
          <table:table-cell office:value-type="float" office:value="0.0255923271179199" calcext:value-type="float">
            <text:p>0.0255923271</text:p>
          </table:table-cell>
          <table:table-cell office:value-type="float" office:value="0.0517079830169678" calcext:value-type="float">
            <text:p>0.0517079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259020328521729" calcext:value-type="float">
            <text:p>0.0259020329</text:p>
          </table:table-cell>
          <table:table-cell office:value-type="float" office:value="0.324290752410889" calcext:value-type="float">
            <text:p>0.3242907524</text:p>
          </table:table-cell>
          <table:table-cell office:value-type="float" office:value="0.0415151119232178" calcext:value-type="float">
            <text:p>0.0415151119</text:p>
          </table:table-cell>
          <table:table-cell office:value-type="float" office:value="0.0466287136077881" calcext:value-type="float">
            <text:p>0.04662871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127594470977783" calcext:value-type="float">
            <text:p>0.0127594471</text:p>
          </table:table-cell>
          <table:table-cell office:value-type="float" office:value="0.0179226398468018" calcext:value-type="float">
            <text:p>0.0179226398</text:p>
          </table:table-cell>
          <table:table-cell office:value-type="float" office:value="0.0544476509094238" calcext:value-type="float">
            <text:p>0.0544476509</text:p>
          </table:table-cell>
          <table:table-cell office:value-type="float" office:value="0.0567595958709717" calcext:value-type="float">
            <text:p>0.05675959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0.0468060970306397" calcext:value-type="float">
            <text:p>4.68E-02</text:p>
          </table:table-cell>
          <table:table-cell office:value-type="float" office:value="0.505294561386108" calcext:value-type="float">
            <text:p>0.5052945614</text:p>
          </table:table-cell>
          <table:table-cell office:value-type="float" office:value="0.0785021781921387" calcext:value-type="float">
            <text:p>0.0785021782</text:p>
          </table:table-cell>
          <table:table-cell office:value-type="float" office:value="0.074671745300293" calcext:value-type="float">
            <text:p>0.0746717453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AC-1</text:p>
          </table:table-cell>
          <table:table-cell office:value-type="string" calcext:value-type="string">
            <text:p>AC-2</text:p>
          </table:table-cell>
          <table:table-cell office:value-type="string" calcext:value-type="string">
            <text:p>AC-3</text:p>
          </table:table-cell>
          <table:table-cell office:value-type="string" calcext:value-type="string">
            <text:p>AC-4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4"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4" office:value-type="float" office:value="27" calcext:value-type="float">
            <text:p>27</text:p>
          </table:table-cell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4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4" office:value-type="float" office:value="21" calcext:value-type="float">
            <text:p>21</text:p>
          </table:table-cell>
        </table:table-row>
        <table:table-row table:style-name="ro1" table:number-rows-repeated="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20:27:33.676170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1:53:15.327813674</meta:creation-date>
    <dc:date>2019-02-22T01:51:05.277401846</dc:date>
    <meta:editing-duration>PT2H24M3S</meta:editing-duration>
    <meta:editing-cycles>5</meta:editing-cycles>
    <meta:generator>LibreOffice/5.1.6.2$Linux_X86_64 LibreOffice_project/10m0$Build-2</meta:generator>
    <meta:document-statistic meta:table-count="1" meta:cell-count="2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454cm" style:legend-expansion="high" chart:style-name="ch2"/>
        <chart:plot-area chart:style-name="ch3" table:cell-range-address="Sheet1.B7:Sheet1.F28" chart:data-source-has-labels="row" svg:x="0.32cm" svg:y="0.18cm" svg:width="13.249cm" svg:height="8.64cm">
          <chartooo:coordinate-region svg:x="1.047cm" svg:y="0.38cm" svg:width="12.3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28" chart:label-cell-address="Sheet1.C7:Sheet1.C7" chart:class="chart:scatter">
            <chart:domain table:cell-range-address="Sheet1.B8:Sheet1.B28"/>
            <chart:data-point chart:repeated="21"/>
          </chart:series>
          <chart:series chart:style-name="ch7" chart:values-cell-range-address="Sheet1.D8:Sheet1.D28" chart:label-cell-address="Sheet1.D7:Sheet1.D7" chart:class="chart:scatter">
            <chart:data-point chart:repeated="21"/>
          </chart:series>
          <chart:series chart:style-name="ch8" chart:values-cell-range-address="Sheet1.E8:Sheet1.E28" chart:label-cell-address="Sheet1.E7:Sheet1.E7" chart:class="chart:scatter">
            <chart:data-point chart:repeated="21"/>
          </chart:series>
          <chart:series chart:style-name="ch9" chart:values-cell-range-address="Sheet1.F8:Sheet1.F28" chart:label-cell-address="Sheet1.F7:Sheet1.F7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-1</text:p>
                <draw:g>
                  <svg:desc>Sheet1.C7:Sheet1.C7</svg:desc>
                </draw:g>
              </table:table-cell>
              <table:table-cell office:value-type="string">
                <text:p>AC-2</text:p>
                <draw:g>
                  <svg:desc>Sheet1.D7:Sheet1.D7</svg:desc>
                </draw:g>
              </table:table-cell>
              <table:table-cell office:value-type="string">
                <text:p>AC-3</text:p>
                <draw:g>
                  <svg:desc>Sheet1.E7:Sheet1.E7</svg:desc>
                </draw:g>
              </table:table-cell>
              <table:table-cell office:value-type="string">
                <text:p>AC-4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8:Sheet1.B28</svg:desc>
                </draw:g>
              </table:table-cell>
              <table:table-cell office:value-type="float" office:value="0.00565123558044434">
                <text:p>0.00565123558044434</text:p>
                <draw:g>
                  <svg:desc>Sheet1.C8:Sheet1.C28</svg:desc>
                </draw:g>
              </table:table-cell>
              <table:table-cell office:value-type="float" office:value="0.0286064147949219">
                <text:p>0.0286064147949219</text:p>
                <draw:g>
                  <svg:desc>Sheet1.D8:Sheet1.D28</svg:desc>
                </draw:g>
              </table:table-cell>
              <table:table-cell office:value-type="float" office:value="0.00667595863342285">
                <text:p>0.00667595863342285</text:p>
                <draw:g>
                  <svg:desc>Sheet1.E8:Sheet1.E28</svg:desc>
                </draw:g>
              </table:table-cell>
              <table:table-cell office:value-type="float" office:value="0.0165319442749023">
                <text:p>0.0165319442749023</text:p>
                <draw:g>
                  <svg:desc>Sheet1.F8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132308006286621">
                <text:p>0.0132308006286621</text:p>
              </table:table-cell>
              <table:table-cell office:value-type="float" office:value="0.0188579559326172">
                <text:p>0.0188579559326172</text:p>
              </table:table-cell>
              <table:table-cell office:value-type="float" office:value="0.0353941917419434">
                <text:p>0.0353941917419434</text:p>
              </table:table-cell>
              <table:table-cell office:value-type="float" office:value="0.0235121250152588">
                <text:p>0.0235121250152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00475668907165527">
                <text:p>0.00475668907165527</text:p>
              </table:table-cell>
              <table:table-cell office:value-type="float" office:value="0.0298957824707031">
                <text:p>0.0298957824707031</text:p>
              </table:table-cell>
              <table:table-cell office:value-type="float" office:value="0.0103623867034912">
                <text:p>0.0103623867034912</text:p>
              </table:table-cell>
              <table:table-cell office:value-type="float" office:value="0.0146787166595459">
                <text:p>0.0146787166595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319385528564453">
                <text:p>0.00319385528564453</text:p>
              </table:table-cell>
              <table:table-cell office:value-type="float" office:value="0.0114076137542725">
                <text:p>0.0114076137542725</text:p>
              </table:table-cell>
              <table:table-cell office:value-type="float" office:value="0.0122249126434326">
                <text:p>0.0122249126434326</text:p>
              </table:table-cell>
              <table:table-cell office:value-type="float" office:value="0.0145955085754395">
                <text:p>0.0145955085754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849080085754395">
                <text:p>0.00849080085754395</text:p>
              </table:table-cell>
              <table:table-cell office:value-type="float" office:value="0.0709500312805176">
                <text:p>0.0709500312805176</text:p>
              </table:table-cell>
              <table:table-cell office:value-type="float" office:value="0.0173771381378174">
                <text:p>0.0173771381378174</text:p>
              </table:table-cell>
              <table:table-cell office:value-type="float" office:value="0.0198953151702881">
                <text:p>0.0198953151702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374603271484375">
                <text:p>0.00374603271484375</text:p>
              </table:table-cell>
              <table:table-cell office:value-type="float" office:value="0.00543451309204102">
                <text:p>0.00543451309204102</text:p>
              </table:table-cell>
              <table:table-cell office:value-type="float" office:value="0.0189418792724609">
                <text:p>0.0189418792724609</text:p>
              </table:table-cell>
              <table:table-cell office:value-type="float" office:value="0.0167028903961182">
                <text:p>0.0167028903961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00823116302490234">
                <text:p>0.00823116302490234</text:p>
              </table:table-cell>
              <table:table-cell office:value-type="float" office:value="0.0150249004364014">
                <text:p>0.0150249004364014</text:p>
              </table:table-cell>
              <table:table-cell office:value-type="float" office:value="0.0198705196380615">
                <text:p>0.0198705196380615</text:p>
              </table:table-cell>
              <table:table-cell office:value-type="float" office:value="0.0281839370727539">
                <text:p>0.0281839370727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152511596679688">
                <text:p>0.0152511596679688</text:p>
              </table:table-cell>
              <table:table-cell office:value-type="float" office:value="0.0772209167480469">
                <text:p>0.0772209167480469</text:p>
              </table:table-cell>
              <table:table-cell office:value-type="float" office:value="0.0253410339355469">
                <text:p>0.0253410339355469</text:p>
              </table:table-cell>
              <table:table-cell office:value-type="float" office:value="0.0296590328216553">
                <text:p>0.0296590328216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0268087387084961">
                <text:p>0.0268087387084961</text:p>
              </table:table-cell>
              <table:table-cell office:value-type="float" office:value="0.139737844467163">
                <text:p>0.139737844467163</text:p>
              </table:table-cell>
              <table:table-cell office:value-type="float" office:value="0.0382888317108154">
                <text:p>0.0382888317108154</text:p>
              </table:table-cell>
              <table:table-cell office:value-type="float" office:value="0.0427315235137939">
                <text:p>0.0427315235137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0129854679107666">
                <text:p>0.0129854679107666</text:p>
              </table:table-cell>
              <table:table-cell office:value-type="float" office:value="0.0893673896789551">
                <text:p>0.0893673896789551</text:p>
              </table:table-cell>
              <table:table-cell office:value-type="float" office:value="0.0362236499786377">
                <text:p>0.0362236499786377</text:p>
              </table:table-cell>
              <table:table-cell office:value-type="float" office:value="0.0365335941314697">
                <text:p>0.0365335941314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175189971923828">
                <text:p>0.0175189971923828</text:p>
              </table:table-cell>
              <table:table-cell office:value-type="float" office:value="0.142758846282959">
                <text:p>0.142758846282959</text:p>
              </table:table-cell>
              <table:table-cell office:value-type="float" office:value="0.0377907752990723">
                <text:p>0.0377907752990723</text:p>
              </table:table-cell>
              <table:table-cell office:value-type="float" office:value="0.043372392654419">
                <text:p>0.043372392654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.0131027698516846">
                <text:p>0.0131027698516846</text:p>
              </table:table-cell>
              <table:table-cell office:value-type="float" office:value="0.0379266738891602">
                <text:p>0.0379266738891602</text:p>
              </table:table-cell>
              <table:table-cell office:value-type="float" office:value="0.0422074794769287">
                <text:p>0.0422074794769287</text:p>
              </table:table-cell>
              <table:table-cell office:value-type="float" office:value="0.0417945384979248">
                <text:p>0.0417945384979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0.0167040824890137">
                <text:p>0.0167040824890137</text:p>
              </table:table-cell>
              <table:table-cell office:value-type="float" office:value="0.164365768432617">
                <text:p>0.164365768432617</text:p>
              </table:table-cell>
              <table:table-cell office:value-type="float" office:value="0.0411074161529541">
                <text:p>0.0411074161529541</text:p>
              </table:table-cell>
              <table:table-cell office:value-type="float" office:value="0.0414872169494629">
                <text:p>0.0414872169494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0.0141448974609375">
                <text:p>0.0141448974609375</text:p>
              </table:table-cell>
              <table:table-cell office:value-type="float" office:value="0.0204887390136719">
                <text:p>0.0204887390136719</text:p>
              </table:table-cell>
              <table:table-cell office:value-type="float" office:value="0.062917947769165">
                <text:p>0.062917947769165</text:p>
              </table:table-cell>
              <table:table-cell office:value-type="float" office:value="0.0506241321563721">
                <text:p>0.0506241321563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0.0169918537139893">
                <text:p>0.0169918537139893</text:p>
              </table:table-cell>
              <table:table-cell office:value-type="float" office:value="0.0101838111877441">
                <text:p>0.0101838111877441</text:p>
              </table:table-cell>
              <table:table-cell office:value-type="float" office:value="0.0488162040710449">
                <text:p>0.0488162040710449</text:p>
              </table:table-cell>
              <table:table-cell office:value-type="float" office:value="0.0571496486663818">
                <text:p>0.0571496486663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0291552543640137">
                <text:p>0.0291552543640137</text:p>
              </table:table-cell>
              <table:table-cell office:value-type="float" office:value="0.248411655426025">
                <text:p>0.248411655426025</text:p>
              </table:table-cell>
              <table:table-cell office:value-type="float" office:value="0.0588805675506592">
                <text:p>0.0588805675506592</text:p>
              </table:table-cell>
              <table:table-cell office:value-type="float" office:value="0.0565488338470459">
                <text:p>0.0565488338470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0161073207855225">
                <text:p>0.0161073207855225</text:p>
              </table:table-cell>
              <table:table-cell office:value-type="float" office:value="0.00432944297790527">
                <text:p>0.00432944297790527</text:p>
              </table:table-cell>
              <table:table-cell office:value-type="float" office:value="0.0533919334411621">
                <text:p>0.0533919334411621</text:p>
              </table:table-cell>
              <table:table-cell office:value-type="float" office:value="0.0559287071228027">
                <text:p>0.0559287071228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0.00886797904968262">
                <text:p>0.00886797904968262</text:p>
              </table:table-cell>
              <table:table-cell office:value-type="float" office:value="0.0176804065704346">
                <text:p>0.0176804065704346</text:p>
              </table:table-cell>
              <table:table-cell office:value-type="float" office:value="0.0255923271179199">
                <text:p>0.0255923271179199</text:p>
              </table:table-cell>
              <table:table-cell office:value-type="float" office:value="0.0517079830169678">
                <text:p>0.0517079830169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0.0259020328521729">
                <text:p>0.0259020328521729</text:p>
              </table:table-cell>
              <table:table-cell office:value-type="float" office:value="0.324290752410889">
                <text:p>0.324290752410889</text:p>
              </table:table-cell>
              <table:table-cell office:value-type="float" office:value="0.0415151119232178">
                <text:p>0.0415151119232178</text:p>
              </table:table-cell>
              <table:table-cell office:value-type="float" office:value="0.0466287136077881">
                <text:p>0.0466287136077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0.0127594470977783">
                <text:p>0.0127594470977783</text:p>
              </table:table-cell>
              <table:table-cell office:value-type="float" office:value="0.0179226398468018">
                <text:p>0.0179226398468018</text:p>
              </table:table-cell>
              <table:table-cell office:value-type="float" office:value="0.0544476509094238">
                <text:p>0.0544476509094238</text:p>
              </table:table-cell>
              <table:table-cell office:value-type="float" office:value="0.0567595958709717">
                <text:p>0.0567595958709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0468060970306397">
                <text:p>0.0468060970306397</text:p>
              </table:table-cell>
              <table:table-cell office:value-type="float" office:value="0.505294561386108">
                <text:p>0.505294561386108</text:p>
              </table:table-cell>
              <table:table-cell office:value-type="float" office:value="0.0785021781921387">
                <text:p>0.0785021781921387</text:p>
              </table:table-cell>
              <table:table-cell office:value-type="float" office:value="0.074671745300293">
                <text:p>0.074671745300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454cm" style:legend-expansion="high" chart:style-name="ch2"/>
        <chart:plot-area chart:style-name="ch3" table:cell-range-address="Sheet1.K33:Sheet1.O53 Sheet1.L32:Sheet1.O32" chart:data-source-has-labels="row" svg:x="0.32cm" svg:y="0.18cm" svg:width="13.249cm" svg:height="8.64cm">
          <chartooo:coordinate-region svg:x="0.941cm" svg:y="0.379cm" svg:width="12.1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3:Sheet1.L53" chart:label-cell-address="Sheet1.L32:Sheet1.L32" chart:class="chart:scatter">
            <chart:domain table:cell-range-address="Sheet1.K33:Sheet1.K53"/>
            <chart:data-point chart:repeated="21"/>
          </chart:series>
          <chart:series chart:style-name="ch7" chart:values-cell-range-address="Sheet1.M33:Sheet1.M53" chart:label-cell-address="Sheet1.M32:Sheet1.M32" chart:class="chart:scatter">
            <chart:data-point chart:repeated="21"/>
          </chart:series>
          <chart:series chart:style-name="ch8" chart:values-cell-range-address="Sheet1.N33:Sheet1.N53" chart:label-cell-address="Sheet1.N32:Sheet1.N32" chart:class="chart:scatter">
            <chart:data-point chart:repeated="21"/>
          </chart:series>
          <chart:series chart:style-name="ch9" chart:values-cell-range-address="Sheet1.O33:Sheet1.O53" chart:label-cell-address="Sheet1.O32:Sheet1.O3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C-1</text:p>
                <draw:g>
                  <svg:desc>Sheet1.L32:Sheet1.L32</svg:desc>
                </draw:g>
              </table:table-cell>
              <table:table-cell office:value-type="string">
                <text:p>AC-2</text:p>
                <draw:g>
                  <svg:desc>Sheet1.M32:Sheet1.M32</svg:desc>
                </draw:g>
              </table:table-cell>
              <table:table-cell office:value-type="string">
                <text:p>AC-3</text:p>
                <draw:g>
                  <svg:desc>Sheet1.N32:Sheet1.N32</svg:desc>
                </draw:g>
              </table:table-cell>
              <table:table-cell office:value-type="string">
                <text:p>AC-4</text:p>
                <draw:g>
                  <svg:desc>Sheet1.O32:Sheet1.O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K33:Sheet1.K53</svg:desc>
                </draw:g>
              </table:table-cell>
              <table:table-cell office:value-type="float" office:value="72">
                <text:p>72</text:p>
                <draw:g>
                  <svg:desc>Sheet1.L33:Sheet1.L53</svg:desc>
                </draw:g>
              </table:table-cell>
              <table:table-cell office:value-type="float" office:value="63">
                <text:p>63</text:p>
                <draw:g>
                  <svg:desc>Sheet1.M33:Sheet1.M53</svg:desc>
                </draw:g>
              </table:table-cell>
              <table:table-cell office:value-type="float" office:value="72">
                <text:p>72</text:p>
                <draw:g>
                  <svg:desc>Sheet1.N33:Sheet1.N53</svg:desc>
                </draw:g>
              </table:table-cell>
              <table:table-cell office:value-type="float" office:value="72">
                <text:p>72</text:p>
                <draw:g>
                  <svg:desc>Sheet1.O33:Sheet1.O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">
                <text:p>145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">
                <text:p>155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  <table:table-cell office:value-type="float" office:value="120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">
                <text:p>185</text:p>
              </table:table-cell>
              <table:table-cell office:value-type="float" office:value="29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36">
                <text:p>136</text:p>
              </table:table-cell>
              <table:table-cell office:value-type="float" office:value="41">
                <text:p>4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